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line-height="150%" fo:text-align="justify" style:justify-single-word="false"/>
    </style:style>
    <style:style style:name="P2" style:family="paragraph" style:parent-style-name="Heading_20_4">
      <style:paragraph-properties fo:line-height="150%" fo:text-align="justify" style:justify-single-word="false"/>
      <style:text-properties fo:font-weight="bold" style:font-weight-asian="bold" style:font-weight-complex="bold"/>
    </style:style>
    <style:style style:name="P3" style:family="paragraph" style:parent-style-name="Heading_20_1">
      <style:paragraph-properties fo:line-height="150%"/>
    </style:style>
    <style:style style:name="P4" style:family="paragraph" style:parent-style-name="Heading_20_1">
      <style:paragraph-properties fo:line-height="150%" fo:text-align="justify" style:justify-single-word="false"/>
    </style:style>
    <style:style style:name="P5" style:family="paragraph" style:parent-style-name="Heading_20_1">
      <style:paragraph-properties fo:line-height="150%" fo:text-align="center" style:justify-single-word="false"/>
    </style:style>
    <style:style style:name="P6" style:family="paragraph" style:parent-style-name="Heading_20_1">
      <style:paragraph-properties fo:line-height="150%" fo:text-align="center" style:justify-single-word="false"/>
      <style:text-properties fo:color="#000000"/>
    </style:style>
    <style:style style:name="P7" style:family="paragraph" style:parent-style-name="Heading_20_3">
      <style:paragraph-properties fo:line-height="150%" fo:text-align="justify" style:justify-single-word="false"/>
    </style:style>
    <style:style style:name="P8" style:family="paragraph" style:parent-style-name="Standard">
      <style:paragraph-properties fo:line-height="150%"/>
    </style:style>
    <style:style style:name="P9" style:family="paragraph" style:parent-style-name="Text_20_body">
      <style:paragraph-properties fo:line-height="150%"/>
    </style:style>
    <style:style style:name="P10" style:family="paragraph" style:parent-style-name="Text_20_body">
      <style:paragraph-properties fo:line-height="150%" fo:text-align="justify" style:justify-single-word="false"/>
    </style:style>
    <style:style style:name="P11" style:family="paragraph" style:parent-style-name="Text_20_body" style:list-style-name="L2">
      <style:paragraph-properties fo:line-height="150%" fo:text-align="justify" style:justify-single-word="false"/>
    </style:style>
    <style:style style:name="P12" style:family="paragraph" style:parent-style-name="Text_20_body" style:list-style-name="L3">
      <style:paragraph-properties fo:line-height="150%" fo:text-align="justify" style:justify-single-word="false"/>
    </style:style>
    <style:style style:name="P13" style:family="paragraph" style:parent-style-name="Text_20_body" style:list-style-name="L4">
      <style:paragraph-properties fo:line-height="150%" fo:text-align="justify" style:justify-single-word="false"/>
    </style:style>
    <style:style style:name="P14" style:family="paragraph" style:parent-style-name="Text_20_body">
      <style:paragraph-properties fo:line-height="150%" fo:text-align="justify" style:justify-single-word="false"/>
      <style:text-properties fo:color="#990066"/>
    </style:style>
    <style:style style:name="P15" style:family="paragraph" style:parent-style-name="Text_20_body">
      <style:paragraph-properties fo:line-height="150%"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color="#990066"/>
    </style:style>
    <style:style style:name="T10" style:family="text">
      <style:text-properties fo:color="#990066" fo:font-weight="bold" style:font-weight-asian="bold" style:font-weight-complex="bold"/>
    </style:style>
    <style:style style:name="T11" style:family="text">
      <style:text-properties fo:color="#0000ff"/>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ragraph" style:horizontal-pos="from-left" style:horizontal-rel="paragraph" fo:padding="0.15cm" fo:border="0.088cm solid #990066" style:shadow="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psychometrie.espaceweb.usherbrooke.ca/"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1" draw:name="Cadre4" text:anchor-type="paragraph" svg:x="1.979cm" svg:y="0.346cm" svg:width="13.095cm" draw:z-index="3"><draw:text-box fo:min-height="2.277cm"><text:h text:style-name="P6" text:outline-level="1">Validité</text:h></draw:text-box></draw:frame><text:line-break/></text:h>
      <text:p text:style-name="P14"><text:span text:style-name="T1">La validité d’un instrument psychométrique détermine sa capacité à mesurer ce qu’il a été conçu pour mesurer et permet d’établir les conditions dans lesquelles ses résultats peuvent être correctement utilisés.</text:span> </text:p>
      <text:p text:style-name="P10">→ concept le <text:span text:style-name="Strong_20_Emphasis">plus fondamental et le plus important</text:span> en psychométrie. </text:p>
      <text:p text:style-name="P10">La validité peut être vérifiée sous différents angles, qui apportent chacun des informations complémentaires et importantes. </text:p>
      <text:p text:style-name="P10">Trois grands types de validité :</text:p>
      <text:list xml:id="list1685537796104824251" text:style-name="L4">
        <text:list-item>
          <text:p text:style-name="P13"><text:span text:style-name="Strong_20_Emphasis"><text:span text:style-name="T9">Validité de contenu</text:span></text:span><text:span text:style-name="T9">,</text:span></text:p>
        </text:list-item>
        <text:list-item>
          <text:p text:style-name="P13"><text:span text:style-name="Strong_20_Emphasis"><text:span text:style-name="T9">Validité de construit</text:span></text:span><text:span text:style-name="T9">, </text:span></text:p>
        </text:list-item>
        <text:list-item>
          <text:p text:style-name="P13"><text:span text:style-name="Strong_20_Emphasis"><text:span text:style-name="T9">Validité de critère</text:span></text:span></text:p>
        </text:list-item>
      </text:list>
      <text:p text:style-name="P10">Un instrument psychométrique n’est jamais valide dans l’absolu. Il<text:span text:style-name="Strong_20_Emphasis"> ne s’agit pas de déterminer si un instrument est valide ou pas</text:span>; on évaluera plutôt quel est son <text:span text:style-name="Strong_20_Emphasis">degré de validité</text:span> donné <text:span text:style-name="Strong_20_Emphasis">pour un objectif précis</text:span>, <text:span text:style-name="Strong_20_Emphasis">pour une population cible précise</text:span> et <text:span text:style-name="Strong_20_Emphasis">pour un contexte d’application spécifique</text:span>. La validité d’un instrument psychométrique demeure <text:span text:style-name="Strong_20_Emphasis">relative au temps et au lieu</text:span> où elle a été établie et doit donc être réévaluée périodiquement. </text:p>
      <text:p text:style-name="P9"/>
      <text:p text:style-name="P15"><draw:frame draw:style-name="fr1" draw:name="Cadre1" text:anchor-type="paragraph" svg:x="1.979cm" svg:y="0.346cm" svg:width="13.095cm" draw:z-index="0"><draw:text-box fo:min-height="2.277cm"><text:h text:style-name="P6" text:outline-level="1">Validité de critère</text:h></draw:text-box></draw:frame></text:p>
      <text:p text:style-name="P10"/>
      <text:p text:style-name="P10"><text:line-break/><text:line-break/>→ consiste à<text:span text:style-name="T6"> </text:span><text:span text:style-name="T7">vérifier la </text:span><text:span text:style-name="T8">capacité d’un instrument à distinguer les gens entre eux</text:span><text:span text:style-name="T7"> et, plus spécifiquement, à </text:span><text:span text:style-name="T8">déterminer jusqu’à quel point ses résultats sont associés à une variable indépendante </text:span><text:span text:style-name="T7">(variable critère) auxquels ils devraient  normalement être associés</text:span><text:span text:style-name="T6">. </text:span></text:p>
      <text:p text:style-name="P10"><text:span text:style-name="Strong_20_Emphasis"><text:span text:style-name="T4">On cherchera le plus souvent à vérifier le </text:span></text:span><text:span text:style-name="Strong_20_Emphasis"><text:span text:style-name="T5">degré d’association entre l’instrument et une variable que l’on souhaite prédire ou expliquer avec celui-ci.</text:span></text:span><text:span text:style-name="Strong_20_Emphasis"><text:span text:style-name="T4"> </text:span></text:span></text:p>
      <text:p text:style-name="P10"><text:span text:style-name="Strong_20_Emphasis"><text:line-break/>==&gt; Principale preuve de l’utilité pragmatique d’un instrument.</text:span> </text:p>
      <text:p text:style-name="P10"><text:line-break/>On divise généralement la validité de critère en deux types, :</text:p>
      <text:p text:style-name="P10"><text:span text:style-name="Strong_20_Emphasis"><text:tab/>→ la validité concomitante</text:span> (ou <text:span text:style-name="Emphasis">validité de concomitance</text:span>), et</text:p>
      <text:p text:style-name="P10"><text:span text:style-name="Strong_20_Emphasis"><text:tab/>→ la validité prédictive</text:span>. </text:p>
      <text:p text:style-name="P10">Dans le premier cas, les résultats de l’instrument sont comparés à des données déjà disponibles concernant le critère pour évaluer leur degré d’association, ou à des données ayant été obtenues au même moment que celles de l’instrument à l’étude.<text:span text:style-name="Strong_20_Emphasis"> </text:span></text:p>
      <text:p text:style-name="P10">Dans le cas de la validité prédictive, on vérifie le degré d’association entre les résultats de l’instrument et un critère futur, pour lequel la mesure ne sera disponible que plus tard. </text:p>
      <text:p text:style-name="P10"><text:span text:style-name="Strong_20_Emphasis"><text:line-break/>En somme, la validité de critère consiste à vérifier la capacité d’un instrument à distinguer les personnes entre elles sur des variables pertinentes.</text:span> Un test qui aurait une faible validité de critère pour les utilisations pour lesquelles il a été développé serait jugé inutile. </text:p>
      <text:p text:style-name="P10"/>
      <text:p text:style-name="P10"/>
      <text:p text:style-name="P10"/>
      <text:p text:style-name="P10"/>
      <text:p text:style-name="P10"/>
      <text:p text:style-name="P10"/>
      <text:h text:style-name="P4" text:outline-level="1"><draw:frame draw:style-name="fr1" draw:name="Cadre2" text:anchor-type="paragraph" svg:x="1.953cm" svg:y="0.385cm" svg:width="13.095cm" draw:z-index="1"><draw:text-box fo:min-height="2.277cm"><text:h text:style-name="P5" text:outline-level="1">Validité de contenu</text:h></draw:text-box></draw:frame><text:soft-page-break/></text:h>
      <text:p text:style-name="P10"/>
      <text:p text:style-name="P10"/>
      <text:p text:style-name="P10">→ <text:span text:style-name="T1">évalue dans quelle mesure les divers items ou épreuves d’un instrument psychométrique sont représentatifs du ou des construits mesurés et de leurs différentes facettes.</text:span> On regarde :</text:p>
      <text:p text:style-name="P10"><text:tab/>→ si les items ou épreuves sont des indicateurs valides du ou des concepts mesurés</text:p>
      <text:p text:style-name="P10"><text:tab/>→ si tous les aspects ou facettes du ou des concepts évalués sont mesurés adéquatement par les items ou épreuves qui composent l’instrument. </text:p>
      <text:p text:style-name="P10"/>
      <text:p text:style-name="P10">Ainsi, on dira que pour avoir une bonne validité de contenu : </text:p>
      <text:list xml:id="list2771214568860230139" text:style-name="L2">
        <text:list-item>
          <text:p text:style-name="P11"><text:span text:style-name="Strong_20_Emphasis">les items ou épreuves doivent couvrir tous les  aspects principaux du construit mesuré</text:span>;</text:p>
        </text:list-item>
        <text:list-item>
          <text:p text:style-name="P11"><text:span text:style-name="Strong_20_Emphasis">les items ou épreuves doivent couvrir ces différents aspects de manière proportionnelle</text:span>;</text:p>
        </text:list-item>
        <text:list-item>
          <text:p text:style-name="P11">l’instrument <text:span text:style-name="Strong_20_Emphasis">ne doit pas contenir d’épreuves ou d’items non-pertinents</text:span></text:p>
        </text:list-item>
      </text:list>
      <text:p text:style-name="P10"/>
      <text:p text:style-name="P10">→ validation de la <text:span text:style-name="T1">définition des construits</text:span> (évaluation qualitative)</text:p>
      <text:p text:style-name="P10">→ calcul de <text:span text:style-name="T1">coefficients d’accord inter-juges</text:span> pour évaluer la <text:span text:style-name="T2">pertinence, l’exhaustivité et la représentativité des items selon le jugement d’experts</text:span> (évaluation quantitative)</text:p>
      <text:p text:style-name="P10">→ analyses factorielles pour <text:span text:style-name="T1">identifier les items ou épreuves qui ne sont empiriquement pas liés au construit mesuré</text:span> (évaluation quantitative)</text:p>
      <text:p text:style-name="P10">→ évaluation des<text:span text:style-name="T1"> instructions</text:span> données aux personnes évaluées, des <text:span text:style-name="T1">modalités de présentation</text:span> des stimuli (items ou épreuves), <text:span text:style-name="T1">des contraintes de temps</text:span> (dans le cas des tests de performance chronométrés), des <text:span text:style-name="T1">modalités de réponse</text:span> et des <text:span text:style-name="T1">critères de cotation</text:span> des résultats. Chacun de ces éléments participe à la validité de contenu. S’ils sont  inadéquats, ils limiteront la capacité de l’instrument à mesurer correctement les construits visés.</text:p>
      <text:p text:style-name="P10">La validité de contenu est relative au temps et au lieu où elle a été réalisée (les différences culturelles et sociales influencent la validité de contenu d’un instrument). <text:span text:style-name="T1">Elle doit donc être réévaluée périodiquement et être évaluée pour toutes les populations dans laquelle l’instrument sera utilisé.</text:span></text:p>
      <text:p text:style-name="P10"/>
      <text:p text:style-name="P8"><draw:frame draw:style-name="fr1" draw:name="Cadre3" text:anchor-type="paragraph" svg:x="1.953cm" svg:y="0.385cm" svg:width="13.095cm" draw:z-index="2"><draw:text-box fo:min-height="2.277cm"><text:h text:style-name="P5" text:outline-level="1">Validité de construit </text:h></draw:text-box></draw:frame><text:soft-page-break/></text:p>
      <text:p text:style-name="P8"/>
      <text:p text:style-name="P8"/>
      <text:p text:style-name="P8"/>
      <text:p text:style-name="P8"><text:line-break/></text:p>
      <text:p text:style-name="P9"><text:span text:style-name="Strong_20_Emphasis">→ Vise à s’assurer que l’instrument mesure vraiment le ou les construits et qu’il offre une </text:span><text:span text:style-name="Strong_20_Emphasis"><text:span text:style-name="T2">mesure adéquate du  modèle théorique</text:span></text:span><text:span text:style-name="Strong_20_Emphasis"> sur lequel il s’appuie</text:span>. </text:p>
      <text:p text:style-name="P10">La validité de construit d’un instrument psychométrique est généralement évaluée selon <text:span text:style-name="T2">trois méthodes</text:span>, soient par les <text:span text:style-name="T2">corrélations avec une autre version du même instrument</text:span>, par les <text:span text:style-name="T2">corrélations convergentes et divergentes</text:span>, ainsi que par <text:span text:style-name="T2">analyse factorielle</text:span>. </text:p>
      <text:p text:style-name="P10">La première cause d’une faible validité de construit est que l’instrument n’offre pas une bonne mesure des construits proposés par le modèle théorique. L’instrument doit alors être révisé de manière à offrir une mesure dont la validité sera satisfaisante. La seconde cause est que la théorie sur  laquelle s’appuie l’instrument n’est pas adéquate (elle n’est pas confirmée par les données empiriques).<text:line-break/>Les analyses de validité de construit peuvent parfois permettre d’apporter des améliorations au modèle théorique et aux  construits mesurés.</text:p>
      <text:h text:style-name="P1" text:outline-level="4">Corrélations avec une autre version de l’instrument</text:h>
      <text:p text:style-name="P10">Il s’agit d’<text:span text:style-name="Strong_20_Emphasis">étudier les corrélations entre l’instrument dont on souhaite vérifier la validité et une autre version de l’instrument dont la validité a été démontrée</text:span>. Si les corrélations s’avèrent très élevées (supérieures à 0,80 mais idéalement supérieures à 0,90), alors on considérera que la version de l’instrument examinée mesure les même construits et le même modèle théorique que la version de comparaison dont la validité a déjà été établie. </text:p>
      <text:p text:style-name="P10">Trois cas de figure :</text:p>
      <text:list xml:id="list3205184466375041169" text:style-name="L3">
        <text:list-item>
          <text:p text:style-name="P12">Lors du développement d’une nouvelle version ou d’une mise à jour d’un instrument<text:line-break/>→ étude des corrélations entre l’ancienne version et la nouvelle. </text:p>
        </text:list-item>
        <text:list-item>
          <text:p text:style-name="P12">Quand une version est développée pour être administrée à un autre répondant. Par exemple, un instrument évaluant les problèmes de comportement chez l’enfant tel que rapportés par les parents comparé à une version de ce même questionnaire où l’enfant répond lui-même. </text:p>
        </text:list-item>
        <text:list-item>
          <text:p text:style-name="P12">Changement de modalité d’administration d’un instrument. Par exemple, on pourra étudier les corrélations entre les versions papier-crayon et Internet d’un même instrument. </text:p>
        </text:list-item>
      </text:list>
      <text:h text:style-name="P1" text:outline-level="4"><text:soft-page-break/>Corrélations convergentes et divergentes</text:h>
      <text:p text:style-name="P10"><text:span text:style-name="Strong_20_Emphasis">Si bonne validité de construit :</text:span></text:p>
      <text:p text:style-name="P10"><text:span text:style-name="Strong_20_Emphasis"><text:s/>→ corrélations élevées avec d’autres instruments</text:span> (dont la validité a été préalablement établie) <text:span text:style-name="Strong_20_Emphasis">mesurant les mêmes construits ou des construits similaires (corrélations convergentes)</text:span>. </text:p>
      <text:p text:style-name="P10"><text:span text:style-name="Strong_20_Emphasis"><text:s/>→ corrélations faibles ou nulles avec des instruments mesurant des construits différents (corrélations divergentes)</text:span>. </text:p>
      <text:p text:style-name="P10"><text:span text:style-name="Strong_20_Emphasis">Les corrélations convergentes et divergentes peuvent également être étudiées à l’intérieur d’un même instrument</text:span>. En effet, le modèle théorique mesuré par un instrument permet souvent de faire des prédictions sur les corrélations qui devraient être observées entre les échelles. Si les corrélations observées sont cohérentes avec les prédictions théoriques, cela constitue une preuve de la validité de construit de l’instrument. </text:p>
      <text:h text:style-name="P1" text:outline-level="4">Analyse factorielle</text:h>
      <text:p text:style-name="P10">→ <text:s text:c="2"/>série de techniques visant à <text:span text:style-name="T1">regrouper statistiquement les variables d’un questionnaire qui sont associées entre elles</text:span>. </text:p>
      <text:p text:style-name="P10">→ <text:s/><text:span text:style-name="Strong_20_Emphasis">vérifier si les items ou épreuves d’un instrument psychométrique se regroupent en cohérence avec les échelles prévues</text:span> ou, en d’autres mots, si les construits que l’instrument vise à mesurer forment des facteurs distincts les uns des autre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Cadre5" text:anchor-type="paragraph" svg:x="1.979cm" svg:y="0.346cm" svg:width="13.095cm" draw:z-index="4"><draw:text-box fo:min-height="2.277cm"><text:h text:style-name="P6" text:outline-level="1">Fidélité</text:h></draw:text-box></draw:frame><text:soft-page-break/></text:p>
      <text:p text:style-name="P8"/>
      <text:p text:style-name="P8"/>
      <text:p text:style-name="P8"/>
      <text:p text:style-name="P8"/>
      <text:section text:style-name="Sect1" text:name="main">
        <text:section text:style-name="Sect1" text:name="primary">
          <text:section text:style-name="Sect1" text:name="content">
            <text:p text:style-name="P10">→ <text:s/>quantifier la part d’erreur de chaque instrument. <text:span text:style-name="T10">La fidélité consiste essentiellement en l’estimation de cette erreur de mesure.</text:span> </text:p>
            <text:p text:style-name="P10">–&gt; représente le <text:span text:style-name="T1">degré de précision et de constance de ses scores</text:span>. </text:p>
            <text:p text:style-name="P10">La <text:span text:style-name="T1">précision</text:span> fait référence à la <text:span text:style-name="T1">capacité à produire un score observé qui est le plus proche possible du score vrai de la personne évaluée</text:span>. </text:p>
            <text:p text:style-name="P10">La <text:span text:style-name="T1">constance</text:span> fait référence à l’<text:span text:style-name="T1">obtention de résultats hautement similaires lorsqu’une personne est évaluée à l’aide du même instrument psychométrique à deux moments dans le temps</text:span>. </text:p>
            <text:p text:style-name="P10">Ainsi, plus un instrument est fidèle, moins il contient d’erreur de mesure et donc plus le score observé (soit le résultat au test) est proche du score vrai de la personne évaluée (c’est à dire la vraie caractéristique de la personne, ou le score qui serait obtenu si le test était parfaitement précis).</text:p>
            <text:h text:style-name="P7" text:outline-level="3"><text:span text:style-name="Strong_20_Emphasis"><text:span text:style-name="T12">Le </text:span></text:span><text:span text:style-name="Strong_20_Emphasis"><text:span text:style-name="T13">coefficient de fidélité </text:span></text:span><text:span text:style-name="T12">varie toujours entre 0 et 1. <text:s/>Un coefficient de 1 traduirait une fidélité parfaite, c’est-à-dire que les scores obtenus seraient exactement le score vrai de la personne évaluée; il n’y aurait donc pas d’erreur de mesure. Pour sa part, un coefficient de fidélité de 0,85, indiquerait que 85 % de la variance du score observé est attribuable au score vrai de la personne évaluée. Cela signifierait alors que 15 % de la variance du score observé est attribuable à l’erreur de mesure de l’instrument. En pratique, on considère qu’un coefficient de 0,70 représente le seuil minimal afin de considérer la fidélité acceptable. Un coefficient atteignant 0,80 sera considéré satisfaisant et un coefficient supérieur à 0,90 sera jugé excellent.</text:span></text:h>
            <text:p text:style-name="P10">Trois principales méthodes sont utilisées pour estimer la fidélité : <text:span text:style-name="T9">la méthode d’équivalence </text:span>(entre deux versions d’un même instrument psychométrique), <text:span text:style-name="T9">la méthode de stabilité</text:span> (dans le temps) et la méthode de <text:span text:style-name="T9">cohérence interne</text:span> (ou d’homogénéité des items). </text:p>
            <text:p text:style-name="P10">Ces méthodes diffèrent entre elles par les sources d’erreur de mesure qu’elles permettent de documenter. Soulignons que dans le cas de la méthode d’équivalence et de la méthode de stabilité, l’indice de fidélité est en fait un <text:span text:style-name="Strong_20_Emphasis"><text:span text:style-name="T3">coefficient de corrélation </text:span></text:span><text:span text:style-name="T3">(</text:span><text:span text:style-name="Emphasis"><text:span text:style-name="T3">r</text:span></text:span><text:span text:style-name="T3">). Par contre, la méthode de la cohérence interne (homogénéité) produit un coefficient spécifique, soit l’</text:span><text:span text:style-name="Strong_20_Emphasis"><text:span text:style-name="T3">alpha de Cronbach</text:span></text:span><text:span text:style-name="T3"> (α) ou, dans le cas d’une échelle utilisant des items dichotomiques, le coefficient </text:span><text:span text:style-name="Strong_20_Emphasis"><text:span text:style-name="T3">KR-20</text:span></text:span><text:span text:style-name="T3"> (</text:span><text:span text:style-name="Emphasis"><text:span text:style-name="T3">r</text:span></text:span><text:span text:style-name="T3">). </text:span></text:p>
            <text:p text:style-name="P10"><text:span text:style-name="T3"/></text:p>
            <text:p text:style-name="P10"><draw:frame draw:style-name="fr1" draw:name="Cadre6" text:anchor-type="paragraph" svg:x="2.138cm" svg:y="0.415cm" svg:width="13.095cm" draw:z-index="5"><draw:text-box fo:min-height="2.277cm"><text:h text:style-name="P6" text:outline-level="1">La méthode d'équivalence</text:h></draw:text-box></draw:frame><text:soft-page-break/><text:span text:style-name="T3"/></text:p>
            <text:p text:style-name="P10"><text:span text:style-name="T3"/></text:p>
            <text:h text:style-name="P4" text:outline-level="1"><text:span text:style-name="T3"/></text:h>
            <text:p text:style-name="P10">Cette méthode, aussi appelée méthode des formes parallèles, repose sur l’administration de <text:span text:style-name="Strong_20_Emphasis">deux versions d’un même instrument</text:span>. La méthode d’équivalence postule que deux versions parallèles d’un même instrument ont des scores vrais égaux, mais que les scores différeront en fonction de l’erreur de mesure de l’instrument. En s’appuyant sur ce postulat, on dira que la proportion de variance des scores partagée entre les deux versions représente la variance du score vrai. Le <text:span text:style-name="T1">coefficient de fidélité</text:span> est <text:span text:style-name="T1">obtenu par</text:span> le <text:span text:style-name="T1">calcul du coefficient de corrélation entre les deux scores</text:span>.</text:p>
            <text:p text:style-name="P10">Cette méthode présente toutefois quelques désavantages. D’abord, la production de deux versions d’un même instrument est coûteuse et exige beaucoup de temps. Ensuite, deux formes parallèles ne sont jamais équivalentes à 100 %. Il y a donc une part de l’erreur qui sera attribuable à une équivalence imparfaite entre les deux versions plutôt qu’à de l’erreur de mesure; cette source de fluctuation vient s’ajouter à l’erreur de mesure, ce qui se traduit par une surestimation de l’erreur de mesure.</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draw:frame draw:style-name="fr1" draw:name="Cadre7" text:anchor-type="paragraph" svg:x="2.402cm" svg:y="0.325cm" svg:width="13.095cm" draw:z-index="6"><draw:text-box fo:min-height="3.785cm"><text:h text:style-name="P6" text:outline-level="1">La méthode de stabilité <text:line-break/>Fidélité test - retest</text:h></draw:text-box></draw:frame><text:soft-page-break/><text:span text:style-name="T3"/></text:p>
            <text:p text:style-name="P10"><text:span text:style-name="T3"/></text:p>
            <text:h text:style-name="P4" text:outline-level="1"><text:span text:style-name="T3"/></text:h>
            <text:h text:style-name="P4" text:outline-level="1"><text:span text:style-name="T3"/></text:h>
            <text:p text:style-name="P10">→ évalue la <text:span text:style-name="T1">constance dans le temps des résultats obtenus par une même personne</text:span> évaluée en passant un instrument psychométrique une première fois <text:span text:style-name="T1">(test)</text:span>, puis une seconde fois (<text:span text:style-name="T1">retest)</text:span>. </text:p>
            <text:p text:style-name="P10">La <text:span text:style-name="T1">proportion de variance partagée entre les scores au test et au retest</text:span> représente la <text:span text:style-name="T1">variance du score vrai</text:span>, alors que la <text:span text:style-name="T1">proportion de variance non-partagée</text:span> sera attribuable à l’<text:span text:style-name="T1">erreur de mesure</text:span>. </text:p>
            <text:p text:style-name="P10">→ estimé à partir de la <text:span text:style-name="T2">corrélation des scores</text:span> suite à l’administration d’un même instrument à deux reprises. </text:p>
            <text:p text:style-name="P10">Le <text:span text:style-name="T1">coefficient de corrélation (</text:span><text:span text:style-name="Emphasis"><text:span text:style-name="T1">r</text:span></text:span><text:span text:style-name="T1">)</text:span> représente donc la <text:span text:style-name="T1">corrélation entre les résultats obtenus aux deux passations</text:span>. Ainsi, plus le coefficient de corrélation test-retest est élevé, plus l’instrument a une bonne fidélité et donnera des résultats constants. On choisira prioritairement ce coefficient pour le calcul de l’erreur-type de mesure.</text:p>
            <text:p text:style-name="P10">La durée de l’intervalle de temps entre les deux passations doit être spécifiée. Un intervalle trop long pourrait entraîner un effet de maturation, alors qu’un intervalle trop court pourrait permettre à la personne évaluée de se rappeler des réponses données lors de la passation précédente (effet de pratique).</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draw:frame draw:style-name="fr1" draw:name="Cadre8" text:anchor-type="paragraph" svg:x="2.402cm" svg:y="0.325cm" svg:width="13.095cm" draw:z-index="7"><draw:text-box fo:min-height="3.785cm"><text:h text:style-name="P6" text:outline-level="1">La méthode de la cohérence interne</text:h></draw:text-box></draw:frame><text:soft-page-break/><text:span text:style-name="T3"/></text:p>
            <text:p text:style-name="P10"><text:span text:style-name="T3"/></text:p>
            <text:p text:style-name="P10"><text:span text:style-name="T3"/></text:p>
            <text:p text:style-name="P10"><text:span text:style-name="T3"/></text:p>
            <text:p text:style-name="P10"><text:span text:style-name="T3"/></text:p>
            <text:p text:style-name="P10">→ méthode d’estimation de la fidélité la plus fréquemment utilisée</text:p>
            <text:p text:style-name="P10">→ <text:s/>aussi appelée <text:span text:style-name="Strong_20_Emphasis">homogénéité</text:span>. </text:p>
            <text:p text:style-name="P10">Cette méthode consiste à <text:span text:style-name="T1">évaluer le degré de cohésion des items qui composent un instrument psychométrique (ou chacune de ses échelles)</text:span>, lesquels devraient être étroitement liés. </text:p>
            <text:p text:style-name="P10"><text:tab/>→ <text:s/>mesure de cette cohérence entre les items. </text:p>
            <text:p text:style-name="P10">Elle implique de vérifier la corrélation entre des scores composites obtenus au sein d’un même instrument selon deux moyens : la corrélation des scores obtenus à deux moitiés de l’instrument (<text:span text:style-name="T9">méthode de bissection</text:span>) et la corrélation des scores obtenus entre l’ensemble des items de l’instrument (<text:span text:style-name="T9">méthode des covariances</text:span>).</text:p>
            <text:h text:style-name="P2" text:outline-level="4">Méthode des covariances</text:h>
            <text:p text:style-name="P10">Cette méthode considère chaque item comme étant une partie de l’instrument psychométrique et, inversement, considère qu’un instrument peut être constitué d’autant de parties qu’il comporte d’items. La méthode des covariances mesure également la <text:span text:style-name="T1">cohérence interne des items</text:span> (leur homogénéité). Elle <text:span text:style-name="T1">estime la fidélité</text:span> du score composite <text:span text:style-name="T1">à partir de la fidélité de ses parties (les items) </text:span>et <text:span text:style-name="T1">mesure la cohérence entre </text:span><text:span text:style-name="Strong_20_Emphasis"><text:span text:style-name="T1">l</text:span></text:span><text:span text:style-name="Strong_20_Emphasis">es performances à tous les items d’un instrument</text:span>. Lorsque les items sont corrélés deux à deux, les items homogènes (mesurant le même concept) devraient obtenir des covariances élevées.</text:p>
            <text:p text:style-name="P10">En évaluant l’association de tous les items d’un instrument psychométrique, l’estimation de leur cohérence est beaucoup plus précise et permet de justifier l’addition du score de ces items pour en faire un score composite. </text:p>
            <text:p text:style-name="P10">Ce coefficient de fidélité est exprimé par un  <text:span text:style-name="Strong_20_Emphasis">alpha de Cronbach </text:span>(α) ou, dans le cas d’items dichotomiques (vrai/faux ou oui/non), par un <text:span text:style-name="Strong_20_Emphasis">coefficient KR-20</text:span> (r). Plus les covariances entre les items pris deux à deux sont élevées, plus les items sont homogènes entre eux (mesurent le même concept). Lorsqu’un coefficient est plus faible, on remet en question l’additivité des parties de l’instrument.<text:line-break/><text:span text:style-name="T14">Source : </text:span><text:a xlink:type="simple" xlink:href="https://psychometrie.espaceweb.usherbrooke.ca/" text:style-name="Internet_20_link" text:visited-style-name="Visited_20_Internet_20_Link"><text:span text:style-name="T14">https://psychometrie.espaceweb.usherbrooke.ca/</text:span></text:a></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1T19:02:40.21</meta:creation-date>
    <dc:date>2020-04-21T22:39:55.33</dc:date>
    <meta:editing-duration>PT16M29S</meta:editing-duration>
    <meta:editing-cycles>2</meta:editing-cycles>
    <meta:generator>OpenOffice/4.1.6$Win32 OpenOffice.org_project/416m1$Build-9790</meta:generator>
    <meta:document-statistic meta:table-count="0" meta:image-count="0" meta:object-count="0" meta:page-count="9" meta:paragraph-count="80" meta:word-count="2128" meta:character-count="14052"/>
  </office:meta>
</office:document-meta>
</file>